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ccb" officeooo:paragraph-rsid="0002bccb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2bccb" officeooo:paragraph-rsid="0002bcc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2bccb" officeooo:paragraph-rsid="0002bcc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2bccb" officeooo:paragraph-rsid="0002bccb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officeooo:rsid="0002bccb" officeooo:paragraph-rsid="0002bccb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paragraph-rsid="0002bccb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034b01" officeooo:paragraph-rsid="00034b0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34b01" officeooo:paragraph-rsid="00034b0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officeooo:rsid="0004cbe3" officeooo:paragraph-rsid="0004cbe3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4cbe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653e4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653e4" officeooo:paragraph-rsid="000653e4"/>
    </style:style>
    <style:style style:name="P13" style:family="paragraph" style:parent-style-name="Standard">
      <style:paragraph-properties fo:text-align="justify" style:justify-single-word="false"/>
      <style:text-properties officeooo:rsid="000653e4" officeooo:paragraph-rsid="000653e4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824a4" officeooo:paragraph-rsid="000824a4"/>
    </style:style>
    <style:style style:name="T1" style:family="text">
      <style:text-properties officeooo:rsid="0002bccb"/>
    </style:style>
    <style:style style:name="T2" style:family="text">
      <style:text-properties officeooo:rsid="0004cbe3"/>
    </style:style>
    <style:style style:name="T3" style:family="text">
      <style:text-properties style:font-name="arial"/>
    </style:style>
    <style:style style:name="T4" style:family="text">
      <style:text-properties style:font-name="arial" officeooo:rsid="0004cbe3"/>
    </style:style>
    <style:style style:name="T5" style:family="text">
      <style:text-properties style:font-name="arial" officeooo:rsid="000653e4"/>
    </style:style>
    <style:style style:name="T6" style:family="text">
      <style:text-properties style:font-name="arial" officeooo:rsid="000824a4"/>
    </style:style>
    <style:style style:name="T7" style:family="text">
      <style:text-properties officeooo:rsid="000653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HTML5 CSS3 – Curso em Vídeo</text:p>
      <text:p text:style-name="P1"/>
      <text:p text:style-name="P3">Módulo 1 - </text:p>
      <text:p text:style-name="P4"/>
      <text:list xml:id="list555059079" text:style-name="L1">
        <text:list-item>
          <text:p text:style-name="P5">Um arquivo html termina com a extensão .html (index.html);</text:p>
          <text:p text:style-name="P5"/>
        </text:list-item>
        <text:list-item>
          <text:p text:style-name="P5">A estrutura de um arquivo HTML é a seguinte:</text:p>
          <text:p text:style-name="P5"/>
          <text:p text:style-name="P5">&lt;!DOCTYPE html&gt;</text:p>
          <text:p text:style-name="P5">&lt;html lang="pt-br"&gt;</text:p>
          <text:p text:style-name="P5">&lt;head&gt;</text:p>
          <text:p text:style-name="P5"><text:s text:c="4"/>&lt;meta charset="UTF-8"&gt;</text:p>
          <text:p text:style-name="P5"><text:s text:c="4"/>&lt;meta http-equiv="X-UA-Compatible" content="IE=edge"&gt;</text:p>
          <text:p text:style-name="P5"><text:s text:c="4"/>&lt;meta name="viewport" content="width=device-width, initial-scale=1.0"&gt;</text:p>
          <text:p text:style-name="P6"><text:span text:style-name="T1"><text:s text:c="4"/>&lt;title&gt;Document&lt;/title&gt;</text:span></text:p>
          <text:p text:style-name="P5">&lt;/head&gt;</text:p>
          <text:p text:style-name="P5">&lt;body&gt;</text:p>
          <text:p text:style-name="P5"><text:s text:c="3"/></text:p>
          <text:p text:style-name="P5"><text:s text:c="4"/></text:p>
          <text:p text:style-name="P5">&lt;/body&gt;</text:p>
          <text:p text:style-name="P5">&lt;/html&gt;</text:p>
          <text:p text:style-name="P5"/>
        </text:list-item>
        <text:list-item>
          <text:p text:style-name="P5">No VSCode há um atalho para a criação da estrutura de forma automática através da tecla ‘!’ ;</text:p>
        </text:list-item>
        <text:list-item>
          <text:p text:style-name="P5">Parágrafos são marcados pela tag p (&lt;p&gt; &lt;/p&gt;). O conteúdo escrito entre a abertura e o fechamento da tag é interpretado pelo navegador como um parágrafo;</text:p>
        </text:list-item>
        <text:list-item>
          <text:p text:style-name="P5">Uma quebra de linha é feita através da tag br (&lt;br&gt;);</text:p>
        </text:list-item>
        <text:list-item>
          <text:p text:style-name="P5">Podemos adicionar símbolos especiais como: &amp;reg; &amp;copy; &amp;trade; &amp;euro; &amp;pound;</text:p>
          <text:p text:style-name="P5"><text:s/>&amp;real; &amp;dollar; que resultam em ® © ™ € £ ℜ $;</text:p>
        </text:list-item>
        <text:list-item>
          <text:p text:style-name="P5">Podemos adicionar emojis como: &amp;#x1F615; &amp;#x1F1E6; que resultam em 😕 🇦;</text:p>
        </text:list-item>
        <text:list-item>
          <text:p text:style-name="P7">Para inserir imagens utilizamos a tag img (&lt;img&gt;). Dentro dela, utilizamos src (source) para informar a origem da imagem e alt (alt text ou texto alternativo) para informar ao navegador do que se trata a imagem. </text:p>
          <text:list>
            <text:list-item>
              <text:p text:style-name="P7">Um exemplo de utilização de imagem que se encontra no servidor é : &lt;img src="imagens/html-logo-250.png" alt="logo html5"&gt;</text:p>
            </text:list-item>
            <text:list-item>
              <text:p text:style-name="P7">Um exemplo de utilização de uma imagem da internet é: <text:s/>&lt;img src="https://logospng.org/download/javascript/logo-javascript-icon-256.png" alt="logo javascript"&gt;</text:p>
            </text:list-item>
          </text:list>
        </text:list-item>
        <text:list-item>
          <text:p text:style-name="P7">Para adicionar um ícone no site devemos modificar o campo head (cabeçalho) do html inserindo a tag link (&lt;link&gt;). Dentro dela usamos o rel para relacionar o arquivo que será recebido e href para informar de onde o ícone será buscado. Um exemplo: &lt;link rel="shortcut icon" href="imagens/html5-icone.ico"&gt;;</text:p>
        </text:list-item>
        <text:list-item>
          <text:p text:style-name="P7">Um título é marcado pela tag h#, onde # significa o número dentro da escala de hierarquia do título. Os títulos possuem uma hierarquia que vai de h1 até h6, onde h1 seria um título principal e os demais, subtítulos. <text:span text:style-name="T2">Exemplo:</text:span></text:p>
          <text:p text:style-name="P7"><text:s text:c="6"/>&lt;body&gt;</text:p>
          <text:list>
            <text:list-item>
              <text:list>
                <text:list-header>
                  <text:p text:style-name="P7"><text:span text:style-name="T2">&lt;h1&gt; Título principal &lt;/h1&gt;</text:span> <text:s text:c="5"/></text:p>
                  <text:p text:style-name="P7"><text:span text:style-name="T2">&lt;h2&gt; Subtítulo &lt;/h2&gt;</text:span> <text:s text:c="9"/></text:p>
                </text:list-header>
              </text:list>
            </text:list-item>
          </text:list>
          <text:p text:style-name="P7"><text:s text:c="6"/>&lt;/body&gt;</text:p>
        </text:list-item>
        <text:list-item>
          <text:p text:style-name="P9"><text:soft-page-break/>Textos podem ser formatados através do HTML. Existem marcações semânticas e não semânticas que entregam visualmente o mesmo resultado, porém são diferentes para os mecanismos de busca.</text:p>
          <text:list>
            <text:list-item>
              <text:p text:style-name="P9">Não semânticas:</text:p>
              <text:list>
                <text:list-item>
                  <text:p text:style-name="P9">negrito (&lt;b&gt; &lt;/b&gt;); </text:p>
                </text:list-item>
                <text:list-item>
                  <text:p text:style-name="P9">itálico(&lt;i&gt; &lt;/i&gt;); </text:p>
                </text:list-item>
                <text:list-item>
                  <text:p text:style-name="P9">sublinhado (&lt;u&gt; &lt;/u&gt;);</text:p>
                </text:list-item>
              </text:list>
            </text:list-item>
            <text:list-item>
              <text:p text:style-name="P9">Semânticas:</text:p>
              <text:list>
                <text:list-item>
                  <text:p text:style-name="P9">strong (&lt;strong&gt; &lt;/strong&gt;); </text:p>
                </text:list-item>
                <text:list-item>
                  <text:p text:style-name="P9">ênfase (&lt;em&gt; &lt;/em&gt;); </text:p>
                </text:list-item>
                <text:list-item>
                  <text:p text:style-name="P9">marca-texto (&lt;mark&gt; &lt;/mark&gt;) que pode ter a cor modificada utilizando style = “background-color: cor desejada;”; </text:p>
                </text:list-item>
                <text:list-item>
                  <text:p text:style-name="P9">letras grandes ou pequenas (&lt;big&gt; &lt;/big&gt; e &lt;small&gt; &lt;/small&gt;);</text:p>
                </text:list-item>
                <text:list-item>
                  <text:p text:style-name="P9">texto deletado (&lt;del&gt; &lt;/del&gt;);</text:p>
                </text:list-item>
                <text:list-item>
                  <text:p text:style-name="P10"><text:span text:style-name="T4">texto inserido (&lt;ins&gt; &lt;/ins&gt;);</text:span></text:p>
                </text:list-item>
                <text:list-item>
                  <text:p text:style-name="P10"><text:span text:style-name="T4">texto sobrescrito (&lt;sup&gt; &lt;/sup&gt;);</text:span></text:p>
                </text:list-item>
                <text:list-item>
                  <text:p text:style-name="P10"><text:span text:style-name="T4">texto subescrito (&lt;sub&gt; &lt;/sub&gt;);</text:span></text:p>
                </text:list-item>
                <text:list-item>
                  <text:p text:style-name="P11"><text:span text:style-name="T4">t</text:span><text:span text:style-name="T5">exto pré formatado </text:span><text:span text:style-name="T4">(&lt;</text:span><text:span text:style-name="T5">pre</text:span><text:span text:style-name="T4">&gt; &lt;/</text:span><text:span text:style-name="T5">pre</text:span><text:span text:style-name="T4">&gt;);</text:span></text:p>
                </text:list-item>
                <text:list-item>
                  <text:p text:style-name="P12"><text:span text:style-name="T4">i</text:span><text:span text:style-name="T3">nserir código (&lt;code&gt;/&lt;code&gt;);</text:span></text:p>
                </text:list-item>
                <text:list-item>
                  <text:p text:style-name="P12"><text:span text:style-name="T3">citação simples (&lt;q&gt;&lt;/q&gt;);</text:span></text:p>
                </text:list-item>
                <text:list-item>
                  <text:p text:style-name="P12"><text:span text:style-name="T3">citação completa (&lt;blockquote cite = “origem de onde foi retirada a sitação (se estiver na internet)”&gt; &lt;/blockquote&gt;);</text:span></text:p>
                </text:list-item>
                <text:list-item>
                  <text:p text:style-name="P12"><text:span text:style-name="T3">abreviações (&lt;abbr&gt; &lt;/abbr&gt;);</text:span></text:p>
                </text:list-item>
                <text:list-item>
                  <text:p text:style-name="P12"><text:span text:style-name="T3">texto invertido (&lt;bdo dir = “rtl” (direita para esquerda) ou “ltr” (esquerda para direita)&gt; &lt;/bdo&gt;);</text:span></text:p>
                </text:list-item>
              </text:list>
            </text:list-item>
          </text:list>
        </text:list-item>
        <text:list-item>
          <text:p text:style-name="P12"><text:span text:style-name="T3">Podemos listar coisas através do html. Existem dois tipos de listas:</text:span></text:p>
          <text:list>
            <text:list-item>
              <text:p text:style-name="P12"><text:span text:style-name="T3">Listas ordenadas (a ordem faz diferença) são feitas pela tag ol (&lt;ol&gt; &lt;/ol&gt;). Possuem tipo (type) que indicam de que forma ela será enumerada (partindo de 1, partindo de ‘a’ ou ‘A’, partindo de números romanos ‘i’ ou ‘I’).</text:span></text:p>
            </text:list-item>
            <text:list-item>
              <text:p text:style-name="P11"><text:span text:style-name="T5">Listas não ordenadas são feitas pela tag ul (&lt;ul&gt; &lt;/ul&gt;). Possuem tipo (type) que indicam como os elementos da lista serão marcados (circle, </text:span><text:span text:style-name="T6">entre outros);</text:span></text:p>
            </text:list-item>
            <text:list-item>
              <text:p text:style-name="P14"><text:span text:style-name="T3">Os elementos de uma lista são marcados pela tag li (&lt;li&gt; &lt;/li&gt;);</text:span></text:p>
            </text:list-item>
          </text:list>
        </text:list-item>
        <text:list-item>
          <text:p text:style-name="P14"><text:span text:style-name="T3"/></text:p>
        </text:list-item>
      </text:list>
      <text:p text:style-name="P13"><text:span text:style-name="T3"/></text:p>
      <text:list xml:id="list163234353345731" text:continue-numbering="true" text:style-name="L1">
        <text:list-header>
          <text:p text:style-name="P7"/>
        </text:list-header>
      </text:list>
      <text:p text:style-name="P8"/>
      <text:p text:style-name="P4"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1T15:42:40.505249426</meta:creation-date>
    <dc:date>2023-01-01T16:32:33.458738520</dc:date>
    <meta:editing-duration>PT1M51S</meta:editing-duration>
    <meta:editing-cycles>1</meta:editing-cycles>
    <meta:document-statistic meta:table-count="0" meta:image-count="0" meta:object-count="0" meta:page-count="2" meta:paragraph-count="62" meta:word-count="574" meta:character-count="3534" meta:non-whitespace-character-count="3011"/>
    <meta:generator>LibreOffice/6.4.7.2$Linux_X86_64 LibreOffice_project/40$Build-2</meta:generator>
  </office:meta>
</office:document-meta>
</file>